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864" officeooo:paragraph-rsid="00065864"/>
    </style:style>
    <style:style style:name="P2" style:family="paragraph" style:parent-style-name="Standard">
      <style:text-properties officeooo:rsid="0007b533" officeooo:paragraph-rsid="0007b533"/>
    </style:style>
    <style:style style:name="P3" style:family="paragraph" style:parent-style-name="Standard">
      <style:text-properties officeooo:rsid="00098977" officeooo:paragraph-rsid="00098977"/>
    </style:style>
    <style:style style:name="P4" style:family="paragraph" style:parent-style-name="Standard">
      <style:text-properties officeooo:rsid="000a7d04" officeooo:paragraph-rsid="000a7d04"/>
    </style:style>
    <style:style style:name="P5" style:family="paragraph" style:parent-style-name="Standard">
      <style:text-properties officeooo:rsid="000b3c41" officeooo:paragraph-rsid="000bc806"/>
    </style:style>
    <style:style style:name="P6" style:family="paragraph" style:parent-style-name="Standard">
      <style:text-properties officeooo:rsid="000bc806" officeooo:paragraph-rsid="000bc806"/>
    </style:style>
    <style:style style:name="P7" style:family="paragraph" style:parent-style-name="Standard">
      <style:text-properties officeooo:rsid="000bc806" officeooo:paragraph-rsid="000a7d04"/>
    </style:style>
    <style:style style:name="P8" style:family="paragraph" style:parent-style-name="Standard">
      <style:text-properties officeooo:rsid="000da958" officeooo:paragraph-rsid="000da958"/>
    </style:style>
    <style:style style:name="P9" style:family="paragraph" style:parent-style-name="Standard">
      <style:text-properties officeooo:rsid="000fb8c7" officeooo:paragraph-rsid="000fb8c7"/>
    </style:style>
    <style:style style:name="P10" style:family="paragraph" style:parent-style-name="Standard">
      <style:text-properties officeooo:rsid="00065864" officeooo:paragraph-rsid="00065864"/>
    </style:style>
    <style:style style:name="P11" style:family="paragraph" style:parent-style-name="Standard">
      <style:text-properties officeooo:rsid="000fd92d" officeooo:paragraph-rsid="000fd92d"/>
    </style:style>
    <style:style style:name="T1" style:family="text">
      <style:text-properties officeooo:rsid="00098977"/>
    </style:style>
    <style:style style:name="T2" style:family="text">
      <style:text-properties officeooo:rsid="00099f8c"/>
    </style:style>
    <style:style style:name="T3" style:family="text">
      <style:text-properties officeooo:rsid="000a12b1"/>
    </style:style>
    <style:style style:name="T4" style:family="text">
      <style:text-properties officeooo:rsid="000bc806"/>
    </style:style>
    <style:style style:name="T5" style:family="text">
      <style:text-properties officeooo:rsid="000eed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
      <text:p text:style-name="P11">\begin{titlepage}</text:p>
      <text:p text:style-name="P11"><text:tab/>\centering</text:p>
      <text:p text:style-name="P11"><text:s text:c="4"/>\vspace*{0.5 cm}</text:p>
      <text:p text:style-name="P11"><text:s text:c="4"/>\includegraphics[scale = 0.75]{uob_logo.png}\\[1.5 cm]<text:tab/>% University Logo</text:p>
      <text:p text:style-name="P11"><text:s text:c="4"/>\textsc{\LARGE University of Bristol}\\[1.0 cm]<text:tab/>% University Name</text:p>
      <text:p text:style-name="P11"><text:tab/>\textsc{\Large COMSM3201}\\[0.5 cm]<text:tab/><text:tab/><text:tab/><text:tab/>% Course Code</text:p>
      <text:p text:style-name="P11"><text:tab/>\textsc{\large MSc Project Computer Science}\\[0.5 cm]<text:tab/><text:tab/><text:tab/><text:tab/>% Course Name</text:p>
      <text:p text:style-name="P11"><text:tab/>\HRule \\[0.4cm]</text:p>
      <text:p text:style-name="P11"><text:tab/>{ \huge\bfseries \thetitle \par}\\</text:p>
      <text:p text:style-name="P11"><text:tab/><text:tab/>\vspace{0.4cm}</text:p>
      <text:p text:style-name="P11"><text:tab/>\HRule \\[1.5cm]</text:p>
      <text:p text:style-name="P11"><text:tab/></text:p>
      <text:p text:style-name="P11"><text:tab/>\begin{minipage}{0.4\textwidth}</text:p>
      <text:p text:style-name="P11"><text:tab/><text:tab/>\begin{flushleft} \large</text:p>
      <text:p text:style-name="P11"><text:tab/><text:tab/><text:tab/>\emph{Candidate No.:}\\</text:p>
      <text:p text:style-name="P11"><text:tab/><text:tab/><text:tab/>\theauthor</text:p>
      <text:p text:style-name="P11"><text:tab/><text:tab/><text:tab/>\end{flushleft}</text:p>
      <text:p text:style-name="P11"><text:tab/><text:tab/><text:tab/>\end{minipage}~</text:p>
      <text:p text:style-name="P11"><text:tab/><text:tab/><text:tab/>\begin{minipage}{0.4\textwidth}</text:p>
      <text:p text:style-name="P11"><text:tab/><text:tab/><text:tab/>\begin{flushright} \large</text:p>
      <text:p text:style-name="P11"><text:tab/><text:tab/>\end{flushright}</text:p>
      <text:p text:style-name="P11"><text:tab/>\end{minipage}\\[2 cm]</text:p>
      <text:p text:style-name="P11"><text:tab/></text:p>
      <text:p text:style-name="P11"><text:tab/>{\large \thedate}\\[2 cm]</text:p>
      <text:p text:style-name="P11"><text:s/></text:p>
      <text:p text:style-name="P11"><text:tab/>\vfill</text:p>
      <text:p text:style-name="P11"><text:tab/></text:p>
      <text:p text:style-name="P11">\end{titlepage}</text:p>
      <text:p text:style-name="P1"/>
      <text:p text:style-name="P1"/>
      <text:p text:style-name="P1"/>
      <text:p text:style-name="P1"/>
      <text:p text:style-name="P1">\subsubsection{Type of Robot}</text:p>
      <text:p text:style-name="P1">The robots included in these experiments were varied in terms of the level of their caution when faced with predators. In order to differentiate between the various robots the robots were ranked in terms of their cautiousness with one being the most cautious and four being the least.</text:p>
      <text:p text:style-name="P1"/>
      <text:p text:style-name="P1">Reactions </text:p>
      <text:p text:style-name="P1">The reaction that individual robots have to the approach of the drone is based on their set of priorities. The reactions are intended to mimic those of animals in predator-prey-relationships who find themselves in similar situations. Two specific aspects of the robots reaction were altered based on the priority set assigned to the robot.</text:p>
      <text:p text:style-name="P1">\begin{list}</text:p>
      <text:p text:style-name="P1"><text:tab/>\item Flight Initiation Distance – As discussed in SECTION the flight initiation distance of an animal in a predator prey relationship is the distance from the predator at which they choose to flee from their position. For the robots, flight initiation distance is the distance from the drone at which they abandon the mission and choose instead to seek refuge. </text:p>
      <text:p text:style-name="P1"><text:tab/>\item Refuge Time – Because the ideal predator avoidance mechanism for a robot <text:soft-page-break/>incorporates fleeing and hiding, it was necessary to dictate how long each robot was allowed to remain in refuge. While in the refuge the drone considered the robot uncatchable. </text:p>
      <text:p text:style-name="P1"/>
      <text:p text:style-name="P1">\subsubsection{Conclusion}</text:p>
      <text:p text:style-name="P1">In order to carry out this project in such a way that it could be easily replicated, it was necessary to map out a clear set of parameters for each robot. The priorities of the robots are based on the expected priorities of the robot designers in real world applications and the reactions are biologically inspired, drawing inspiration from predator-prey relationships in the wild. </text:p>
      <text:p text:style-name="P1"/>
      <text:p text:style-name="P2">\subsection{Project Assumptions and Limitations}</text:p>
      <text:p text:style-name="P2">In order to ensure the timely commencement of this project, it was necessary to consider certain elements of robot self-defence strategies as proven to be true. <text:span text:style-name="T1">There are also a number of limitations associated with the project, largely due to time and financial restraints. Both the assumptions and the limitations of this project are outlined below</text:span>. </text:p>
      <text:p text:style-name="P2"/>
      <text:p text:style-name="P2">\subsubsection{Assumptions}</text:p>
      <text:p text:style-name="P2">Many key factors at the foundation of this project were considered true based on prior research carried out by Computer Science and Biology researchers.</text:p>
      <text:p text:style-name="P2">\begin{list}</text:p>
      <text:p text:style-name="P2"><text:tab/>\item Prey Avoidance of Predatory Attacks – for the sake of this project, it was assumed that prey who choose to avoid an encounter with their predator are more likely to survive. This has been proven several times over in papers such as SITE. Due to the nature of the robots being used in this experiment it was assumed that the best animals to study would be ground-based ones, especially those who can be attacked by air-borne predators.</text:p>
      <text:p text:style-name="P2"><text:tab/>\item Necessity of Risk-Based Triggering Mechanism – As it was proven in SITE that robots who were programmed with risk-based triggering mechanism were more successful at avoiding predators than those without, it was assumed that using a risk-based triggering mechanism would aid in programming the robots' self-defence mechanism. The risk-based triggering in this experiment is seen as the variety of sensors that the robot is programmed with that allow for tracking of the drone as it approaches. </text:p>
      <text:p text:style-name="P2"><text:tab/>\item Self-Defence Strategy – The results of the experiments carried out in SITE suggest that the most effective way for a ground-based robot to avoid being captured by a drone is to combine refuging and fleeing in their self-defence strategy. As such, all robots were programmed to incorporate a both elements as part of their evasive reaction.</text:p>
      <text:p text:style-name="P2"/>
      <text:p text:style-name="P3">\subsubsection{Limitations}</text:p>
      <text:p text:style-name="P3">While this project has explored its thesis to the fullest extent possible, the project could be improved upon due to the existence of a number of limitations associated with it. Some of these limitations are outlined below.</text:p>
      <text:p text:style-name="P3">\begin{list}</text:p>
      <text:p text:style-name="P3"><text:tab/>\item Simulation Environment – The limitation that had the greatest impact on this project was the fact that it was conducted in a simulated environment. The effects of this are twofold. Firstly, while the conclusions drawn in this thesis are based on the results available they would not necessarily be the same as if the project had been conducted with real robots. Secondly, the environment itself has certain shortcomings that make it dissimilar to the real world. For example, the simulation of gravity is not ideal with certain glitches occurring from time to time. In cases where this had a visible effect on the results of the project, <text:s/>the data was discounted, however that does not negate the fact the the results could have been effected by this. Similarly, because this is a simulated environment the robot and drone have access to each other's locations. While the robot does not make use of this, the drone's tracking is unrealistically accurate due to the fact that it is reading the robot's location and moving towards this. As such, while it was the best available option, using a simulated environment included certain shortcomings.</text:p>
      <text:p text:style-name="P3"><text:soft-page-break/><text:tab/>\item Time Constraints – Due to a limited amount of time in which the project could be completed, certain elements of the project were shortened. As mentioned above, the drone's tracking system is based on reading the robot's location in the same way that the robot reads it. While this is unrealistic, it was an effective way of recreating a mal-intentioned drone while still being able to dedicate the majority of project time to working on the robot's self-defence mechanism. <text:span text:style-name="T2">Similarly, developing a control programme that more effectively stored the randomised delay between the robot and the drone would have allowed for less transcribing when the results were being gathered, however, this was not a priority and as such had to be foregone.</text:span></text:p>
      <text:p text:style-name="P3"><text:tab/><text:span text:style-name="T3">\Continuity – It was hoped that for the sake of continuity it would be possible to carry out these experiments in the same environment and using the same robots as SITE. However, due to an inability to locate the files containing this information, this was not possible and it was necessary to design and build a new environment and robots.</text:span></text:p>
      <text:p text:style-name="P3"/>
      <text:p text:style-name="P4">\subsubsection{Summary}</text:p>
      <text:p text:style-name="P4">The experiments carried out over the course of this project were based on a strict set of parameters decided upon based on prior research. In order to carry out these experiments in a timely manner, certain assumptions were made and used as the basis of this project. While the project was run effectively within various constraints, there were limitations associated with it that may would suggest that further research is necessary to conclusively determine THESIS.</text:p>
      <text:p text:style-name="P7"/>
      <text:p text:style-name="P6">\subsection{Experiment Design}</text:p>
      <text:p text:style-name="P5">In order to accurately address the question THESIS it was necessary to <text:span text:style-name="T4">carefully design the experiment. In order to do this</text:span> use <text:span text:style-name="T4">was made of</text:span> a variety of software that fit in with the experiment design. It was decided that Morse simulation software would be the best way to simulate the required environment. All robot programming was in Python and version control was carried out in Github. Results were stored on Google Sheets which also produced the charts and graphs. <text:span text:style-name="T4">Once the software had been decided upon, it was necessary to draw up strict specifications as to the environment design, the robot design and features and the software design.</text:span></text:p>
      <text:p text:style-name="P5"/>
      <text:p text:style-name="P6">\subsubsection{Technical Background – Morse}</text:p>
      <text:p text:style-name="P5">Morse simulation software was ideal for this project as it provided a number of pre-built features. </text:p>
      <text:p text:style-name="P5">The project makes use of the Morse “Outdoors” world which was considered the most appropriate for the experiments being carried out as it was the closest to the expected environment of a delivery robot. Similarly, the drone and robot models were both included in the Morse package which meant that no robot design was necessary and it was possible to focus on programming robot behaviour. Finally, a number of the sensors and components built into Morse were included in the project at one stage or another. While there has been an attempt to reduce the number of sensors included in the final stages of the project, throughout the course of the experiment design a large number were included for a variety of reasons e.g. the orientation sensor was briefly considered to be useful for collision avoidance, however this was quickly revised.</text:p>
      <text:p text:style-name="P5"/>
      <text:p text:style-name="P8">\subsubsection{Environment Design}</text:p>
      <text:p text:style-name="P8">As mentioned in SECTION there are a number of simulated environments available in Morse, therefore it was necessary to to settle on the features that were required for the projects to be run. Each of these stipulations are outlined below.</text:p>
      <text:p text:style-name="P8">\begin{list}</text:p>
      <text:p text:style-name="P8"><text:tab/>\item Clear End Point – Central to the experiments being carried out was the existence of a clear end point. In order to simulate a lifelike mission, it was necessary to have a definite end point towards which the robot could move. Moreover, the robot had to be programmed to recognise the fact that it had arrived and that its mission was complete in order to end the simulation. </text:p>
      <text:p text:style-name="P8"><text:tab/>\item Traversable Land – In order for the robot to be able to move easily through the scene, it was deemed necessary that the ground be made up of an an easily traversable substance. Ideally, <text:soft-page-break/>concrete would have been used as this is the most realistic surface on which a delivery robot would be moving. However, as concrete was not available it was decided that grass was the next best option and, as such, the “Outdoors” theme was selected.</text:p>
      <text:p text:style-name="P8"><text:tab/>\item <text:span text:style-name="T5">Hiding Places – One of the key aspects of the experiments is including in the robot the ability to hide. As such, it was essential that there were hiding places available for it. While the environment chosen does not include any explicit refuges, the inclusion of tress provides an obstacle for the drone. Initially it was hoped that the robot would be able to hide under the trees, however, the collision avoidance system built into the robot navigation was not of a high enough standard and the trees were too difficult for the robot to manoeuvre around. As such, the “refuge” is simply an area marked as a safe place, however, they are surrounded by trees in order to increase the difficulty the drone has in reaching them.</text:span></text:p>
      <text:p text:style-name="P8"/>
      <text:p text:style-name="P9">Bearing these requirements in mind, the “Outdoors” environment was selected as the most appropriate. Its inclusion of both open spaces and buildings made it easy for the experiment to be monitored by eye and added to the reality of the scenario. The air space was varied enough that the drone sometimes had clear flight paths while other times was obstructed by trees. It also included a range of flat ground and inclines which, similarly, made the simulations more reali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6:19:39.611726480</meta:creation-date>
    <dc:date>2018-08-22T12:47:19.278451084</dc:date>
    <meta:editing-duration>P1DT1H37M45S</meta:editing-duration>
    <meta:editing-cycles>8</meta:editing-cycles>
    <meta:generator>LibreOffice/4.2.8.2$Linux_X86_64 LibreOffice_project/420m0$Build-2</meta:generator>
    <meta:document-statistic meta:table-count="0" meta:image-count="0" meta:object-count="0" meta:page-count="4" meta:paragraph-count="65" meta:word-count="1782" meta:character-count="11240" meta:non-whitespace-character-count="9431"/>
  </office:meta>
</office:document-meta>
</file>